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ubik Black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Rubik Black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Rubik" fo:font-weight="bold" style:font-weight-asian="bold" style:font-weight-complex="bold"/>
    </style:style>
    <style:style style:name="P5" style:family="paragraph" style:parent-style-name="Standard">
      <style:text-properties style:font-name="Rubik" fo:font-weight="normal" style:font-weight-asian="normal" style:font-weight-complex="normal"/>
    </style:style>
    <style:style style:name="P6" style:family="paragraph" style:parent-style-name="Standard" style:list-style-name="L1">
      <style:text-properties style:font-name="Rubik" fo:font-weight="normal" style:font-weight-asian="normal" style:font-weight-complex="normal"/>
    </style:style>
    <style:style style:name="P7" style:family="paragraph" style:parent-style-name="Standard">
      <style:text-properties fo:color="#000000" style:font-name="Rubik"/>
    </style:style>
    <style:style style:name="T1" style:family="text">
      <style:text-properties style:font-name="Rubik"/>
    </style:style>
    <style:style style:name="T2" style:family="text">
      <style:text-properties style:font-name="Rubik" fo:font-weight="bold" style:font-weight-asian="bold" style:font-weight-complex="bold"/>
    </style:style>
    <style:style style:name="T3" style:family="text">
      <style:text-properties style:font-name="Rubik" fo:font-weight="normal" style:font-weight-asian="normal" style:font-weight-complex="normal"/>
    </style:style>
    <style:style style:name="T4" style:family="text">
      <style:text-properties style:font-name="Rubik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Rubik Black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variant="normal" fo:text-transform="none" fo:color="#ececec" style:font-name="S hne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ececec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1"><text:line-break/><text:tab/><text:tab/><text:span text:style-name="T5">Performance Test Results:</text:span><text:line-break/><text:line-break/><text:tab/><text:tab/><text:span text:style-name="T5">Rocket Elevators</text:span><text:span text:style-name="T4">:</text:span></text:p>
      <text:list xml:id="list5962670081912012259" text:style-name="L1">
        <text:list-item>
          <text:p text:style-name="P3"><text:span text:style-name="T2">Performance Score</text:span><text:span text:style-name="T1">: 99</text:span></text:p>
        </text:list-item>
        <text:list-item>
          <text:p text:style-name="P4">Key Metrics:</text:p>
          <text:list>
            <text:list-item>
              <text:p text:style-name="P6">First Contentful Paint: 0.2s</text:p>
            </text:list-item>
            <text:list-item>
              <text:p text:style-name="P6">Largest Contentful Paint: 1.0s</text:p>
            </text:list-item>
            <text:list-item>
              <text:p text:style-name="P6">Total Blocking Time: 10 ms</text:p>
            </text:list-item>
            <text:list-item>
              <text:p text:style-name="P6">Cumulative Layout Shift: 0.004</text:p>
            </text:list-item>
            <text:list-item>
              <text:p text:style-name="P6">Speed Index: 0.5s</text:p>
            </text:list-item>
          </text:list>
        </text:list-item>
        <text:list-item>
          <text:p text:style-name="P4">Diagnostics:</text:p>
          <text:list>
            <text:list-item>
              <text:p text:style-name="P6">Minify JavaScript: Potential savings of 295KiB</text:p>
            </text:list-item>
            <text:list-item>
              <text:p text:style-name="P6">Reduce unused Javascript: Potential savings of 325KiB</text:p>
            </text:list-item>
            <text:list-item>
              <text:p text:style-name="P6">Serve images in next-gen formats:</text:p>
              <text:p text:style-name="P6">Potential savings of 37KiB</text:p>
            </text:list-item>
            <text:list-item>
              <text:p text:style-name="P6">Properly size images: Potential savings of 84KiB</text:p>
            </text:list-item>
            <text:list-item>
              <text:p text:style-name="P6">Page prevented back/forward cache restoration:</text:p>
              <text:p text:style-name="P6">1 failure reason<text:tab/><text:tab/><text:tab/></text:p>
            </text:list-item>
          </text:list>
        </text:list-item>
        <text:list-item>
          <text:p text:style-name="P2"><text:span text:style-name="T2">Passed Audits: 19</text:span><text:span text:style-name="T3"><text:tab/></text:span></text:p>
        </text:list-item>
      </text:list>
      <text:p text:style-name="P5"/>
      <text:p text:style-name="Standard"><text:span text:style-name="T3"><text:tab/><text:tab/></text:span><text:span text:style-name="T6">GitHub</text:span><text:span text:style-name="T2">:</text:span></text:p>
      <text:list xml:id="list34573238" text:continue-numbering="true" text:style-name="L1">
        <text:list-item>
          <text:p text:style-name="P3"><text:span text:style-name="T2">Performance Score</text:span><text:span text:style-name="T1">: 74</text:span></text:p>
        </text:list-item>
        <text:list-item>
          <text:p text:style-name="P4">Key Metrics:</text:p>
          <text:list>
            <text:list-item>
              <text:p text:style-name="P6">First Contentful Paint: 0.9s</text:p>
            </text:list-item>
            <text:list-item>
              <text:p text:style-name="P6">Largest Contentful Paint: 1.2s</text:p>
            </text:list-item>
            <text:list-item>
              <text:p text:style-name="P6">Total Blocking Time: 510 ms</text:p>
            </text:list-item>
            <text:list-item>
              <text:p text:style-name="P6">Cumulative Layout Shift: 0</text:p>
            </text:list-item>
            <text:list-item>
              <text:p text:style-name="P6">Speed Index: 1.1s</text:p>
            </text:list-item>
          </text:list>
        </text:list-item>
        <text:list-item>
          <text:p text:style-name="P4">Diagnostics:</text:p>
          <text:list>
            <text:list-item>
              <text:p text:style-name="P6">Reduce unused CSS: Potential savings of 111KiB</text:p>
            </text:list-item>
            <text:list-item>
              <text:p text:style-name="P6">Eliminate render-blocking resources:</text:p>
              <text:p text:style-name="P6">Potential savings of 100ms</text:p>
            </text:list-item>
            <text:list-item>
              <text:p text:style-name="P6">Properly size images: Potential savings of 498KiB</text:p>
            </text:list-item>
            <text:list-item>
              <text:p text:style-name="P6">Avoid an excessive DOM size: 1127 elements</text:p>
            </text:list-item>
            <text:list-item>
              <text:p text:style-name="P6">Reduce the impact of third-party code:</text:p>
              <text:p text:style-name="P6">Third-party code blocked the main thread for 480ms<text:tab/></text:p>
            </text:list-item>
          </text:list>
        </text:list-item>
        <text:list-item>
          <text:p text:style-name="P2"><text:span text:style-name="T2">Passed Audits: 19</text:span><text:span text:style-name="T3"><text:tab/></text:span></text:p>
        </text:list-item>
      </text:list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p text:style-name="P7"><text:span text:style-name="T10"><text:tab/></text:span><text:span text:style-name="T9">Based on the LightHouse analysis results, Rocket Elevators' website demonstrates <text:tab/>superior performance compared to GitHub's. Rocket Elevators achieved an <text:tab/>impressive performance score of 99, with lightning-fast loading times and minimal <text:tab/>layout shifting. Their key metrics, such as First Contentful Paint and Largest <text:tab/>Contentful Paint, significantly outperform GitHub's.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9T12:26:48.03</meta:creation-date>
    <dc:date>2024-05-13T14:30:00.82</dc:date>
    <meta:editing-duration>P3DT19H5M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36" meta:word-count="222" meta:character-count="1408"/>
  </office:meta>
</office:document-meta>
</file>